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07927" draw:fill="gradient" draw:fill-color="#fffbcc" draw:fill-gradient-name="Gradient_20_2" draw:textarea-horizontal-align="justify" draw:textarea-vertical-align="middle" draw:auto-grow-height="false" fo:min-height="1.59cm" fo:min-width="4.38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407927" draw:fill="gradient" draw:fill-color="#fffbcc" draw:fill-gradient-name="Gradient_20_2" draw:textarea-horizontal-align="justify" draw:textarea-vertical-align="middle" draw:auto-grow-height="false" fo:min-height="1.518cm" fo:min-width="4.38cm" draw:shadow="hidden"/>
    </style:style>
    <style:style style:name="gr4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946cm" fo:min-width="5.482cm"/>
    </style:style>
    <style:style style:name="gr5" style:family="graphic" style:parent-style-name="standard">
      <style:graphic-properties draw:fill="gradient" draw:fill-gradient-name="Gradient_20_4" draw:textarea-horizontal-align="justify" draw:textarea-vertical-align="middle" draw:auto-grow-height="false" fo:min-height="2.9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bcc" draw:fill-gradient-name="Gradient_20_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_20_3"/>
      <style:paragraph-properties fo:text-align="center"/>
    </style:style>
    <style:style style:name="P5" style:family="paragraph">
      <loext:graphic-properties draw:fill="gradient" draw:fill-gradient-name="Gradient_20_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6.9cm" svg:height="2.6cm" svg:x="4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4cm" svg:y1="5cm" svg:x2="8.8cm" svg:y2="8.7cm">
          <text:p/>
        </draw:line>
        <draw:custom-shape draw:style-name="gr3" draw:text-style-name="P2" draw:layer="layout" svg:width="6.9cm" svg:height="2.5cm" svg:x="5.6cm" svg:y="22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5cm" svg:height="1.9cm" svg:x="4.1cm" svg:y="8.7cm">
          <text:p text:style-name="P1">Wprowadź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6.4cm" svg:height="3.2cm" svg:x="5.5cm" svg:y="12.3cm">
          <text:p text:style-name="P1">suma= a + 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cm" svg:y1="10.6cm" svg:x2="8.8cm" svg:y2="12.4cm">
          <text:p/>
        </draw:line>
        <draw:custom-shape draw:style-name="gr4" draw:text-style-name="P4" draw:layer="layout" svg:width="9.5cm" svg:height="1.9cm" svg:x="6.1cm" svg:y="17.8cm">
          <text:p text:style-name="P1">Wy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8.7cm" svg:y1="15.4cm" svg:x2="9.6cm" svg:y2="17.8cm">
          <text:p/>
        </draw:line>
        <draw:line draw:style-name="gr2" draw:text-style-name="P3" draw:layer="layout" svg:x1="8.3cm" svg:y1="19.7cm" svg:x2="9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bcc" draw:end-color="#c38312" draw:start-intensity="100%" draw:end-intensity="100%" draw:angle="300" draw:border="0%"/>
    <draw:gradient draw:name="Gradient_20_3" draw:display-name="Gradient 3" draw:style="linear" draw:start-color="#fffbcc" draw:end-color="#c38312" draw:start-intensity="100%" draw:end-intensity="100%" draw:angle="300" draw:border="0%"/>
    <draw:gradient draw:name="Gradient_20_4" draw:display-name="Gradient 4" draw:style="linear" draw:start-color="#fffbcc" draw:end-color="#c38312" draw:start-intensity="100%" draw:end-intensity="100%" draw:angle="300" draw:border="0%"/>
    <draw:gradient draw:name="Tango_20_Green" draw:display-name="Tango Green" draw:style="linear" draw:start-color="#fffbcc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42.584595426</meta:creation-date>
    <dc:date>2017-09-06T12:19:46.521161595</dc:date>
    <meta:editing-duration>PT9M6S</meta:editing-duration>
    <meta:editing-cycles>1</meta:editing-cycles>
    <meta:document-statistic meta:object-count="9"/>
    <meta:generator>LibreOffice/5.4.0.3$Linux_X86_64 LibreOffice_project/40m0$Build-3</meta:generator>
  </office:meta>
</office:document-meta>
</file>